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Basic/Standard/Default.xml"/>
  <manifest:file-entry manifest:media-type="text/xml" manifest:full-path="Basic/Standard/Poly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15cm" fo:padding-bottom="0.115cm" fo:padding-left="0.24cm" fo:padding-right="0.24cm"/>
    </style:style>
    <style:style style:name="gr2" style:family="graphic" style:parent-style-name="objectwithoutfill">
      <style:graphic-properties svg:stroke-width="0.04cm" draw:marker-start-width="0.26cm" draw:marker-end-width="0.26cm" draw:fill="none" draw:textarea-horizontal-align="center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svg:stroke-color="#ff0000" draw:fill="solid" draw:fill-color="#ff0000" draw:textarea-horizontal-align="center" draw:textarea-vertical-align="middle"/>
    </style:style>
    <style:style style:name="gr5" style:family="graphic" style:parent-style-name="standard">
      <style:graphic-properties svg:stroke-width="0.02cm" draw:textarea-horizontal-align="center" draw:textarea-vertical-align="middle" fo:padding-top="0.115cm" fo:padding-bottom="0.115cm" fo:padding-left="0.24cm" fo:padding-right="0.24cm"/>
    </style:style>
    <style:style style:name="gr6" style:family="graphic" style:parent-style-name="standard">
      <style:graphic-properties svg:stroke-width="0.02cm" svg:stroke-color="#808080" draw:marker-start-width="0.23cm" draw:marker-end-width="0.23cm" draw:textarea-horizontal-align="center" draw:textarea-vertical-align="middle" fo:padding-top="0.115cm" fo:padding-bottom="0.115cm" fo:padding-left="0.24cm" fo:padding-right="0.24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cm" svg:height="1cm" svg:x="1cm" svg:y="1cm">
          <text:p/>
        </draw:rect>
        <draw:rect draw:style-name="gr1" draw:text-style-name="P1" draw:layer="layout" svg:width="0.5cm" svg:height="1cm" svg:x="2.25cm" svg:y="1cm">
          <text:p/>
        </draw:rect>
        <draw:rect draw:style-name="gr1" draw:text-style-name="P1" draw:layer="layout" svg:width="0.25cm" svg:height="1cm" svg:x="3.5cm" svg:y="1cm">
          <text:p/>
        </draw:rect>
        <draw:rect draw:style-name="gr1" draw:text-style-name="P1" draw:layer="layout" svg:width="1cm" svg:height="0.5cm" svg:x="1cm" svg:y="2.25cm">
          <text:p/>
        </draw:rect>
        <draw:rect draw:style-name="gr1" draw:text-style-name="P1" draw:layer="layout" svg:width="0.5cm" svg:height="0.5cm" svg:x="2.25cm" svg:y="2.25cm">
          <text:p/>
        </draw:rect>
        <draw:polyline draw:style-name="gr2" draw:text-style-name="P1" draw:layer="layout" svg:width="0.999cm" svg:height="0.499cm" svg:x="1cm" svg:y="0.25cm" svg:viewBox="0 0 1000 500" draw:points="0,500 500,0 1000,500">
          <text:p/>
        </draw:polyline>
        <draw:polyline draw:style-name="gr3" draw:text-style-name="P1" draw:layer="layout" svg:width="0.999cm" svg:height="0.499cm" svg:x="2.25cm" svg:y="0.25cm" svg:viewBox="0 0 1000 500" draw:points="0,500 250,0 500,500 1000,500">
          <text:p/>
        </draw:polyline>
        <draw:polyline draw:style-name="gr3" draw:text-style-name="P1" draw:layer="layout" svg:width="0.999cm" svg:height="0.499cm" svg:x="2.25cm" svg:y="0.25cm" svg:viewBox="0 0 1000 500" draw:points="1000,500 750,0 500,500 0,500">
          <text:p/>
        </draw:polyline>
        <draw:polyline draw:style-name="gr2" draw:text-style-name="P1" draw:layer="layout" svg:width="0.999cm" svg:height="0.499cm" svg:x="3.5cm" svg:y="0.25cm" svg:viewBox="0 0 1000 500" draw:points="0,500 125,0 250,500 1000,500">
          <text:p/>
        </draw:polyline>
        <draw:polyline draw:style-name="gr2" draw:text-style-name="P1" draw:layer="layout" svg:width="0.999cm" svg:height="0.499cm" svg:x="3.5cm" svg:y="0.25cm" svg:viewBox="0 0 1000 500" draw:points="0,500 250,500 375,0 500,500 1000,500">
          <text:p/>
        </draw:polyline>
        <draw:polyline draw:style-name="gr2" draw:text-style-name="P1" draw:layer="layout" svg:width="0.999cm" svg:height="0.499cm" svg:x="3.5cm" svg:y="0.25cm" svg:viewBox="0 0 1000 500" draw:points="1000,500 875,0 750,500 0,500">
          <text:p/>
        </draw:polyline>
        <draw:polyline draw:style-name="gr2" draw:text-style-name="P1" draw:layer="layout" svg:width="0.999cm" svg:height="0.499cm" svg:x="3.5cm" svg:y="0.25cm" svg:viewBox="0 0 1000 500" draw:points="1000,500 750,500 625,0 500,500 0,500">
          <text:p/>
        </draw:polyline>
        <draw:polyline draw:style-name="gr2" draw:text-style-name="P1" draw:layer="layout" svg:width="0.999cm" svg:height="0.499cm" draw:transform="rotate (1.5707963267946) translate (0.250000000001631cm 1.99999999999985cm)" svg:viewBox="0 0 1000 500" draw:points="1000,1000 500,500 0,1000">
          <text:p/>
        </draw:polyline>
        <draw:polyline draw:style-name="gr3" draw:text-style-name="P1" draw:layer="layout" svg:width="0.999cm" svg:height="0.499cm" draw:transform="rotate (1.5707963267946) translate (0.250000000002448cm 3.24999999999985cm)" svg:viewBox="0 0 1000 500" draw:points="1000,1000 750,500 500,1000 0,1000">
          <text:p/>
        </draw:polyline>
        <draw:polyline draw:style-name="gr3" draw:text-style-name="P1" draw:layer="layout" svg:width="0.999cm" svg:height="0.499cm" draw:transform="rotate (1.5707963267946) translate (0.250000000000817cm 3.24999999999985cm)" svg:viewBox="0 0 1000 500" draw:points="0,1000 250,500 500,1000 1000,1000">
          <text:p/>
        </draw:polyline>
        <draw:polyline draw:style-name="gr2" draw:text-style-name="P1" draw:layer="layout" svg:width="0.999cm" svg:height="0.499cm" draw:transform="rotate (1.5707963267946) translate (0.250000000002857cm 4.49999999999985cm)" svg:viewBox="0 0 1000 500" draw:points="1000,1000 875,500 750,1000 0,1000">
          <text:p/>
        </draw:polyline>
        <draw:polyline draw:style-name="gr2" draw:text-style-name="P1" draw:layer="layout" svg:width="0.999cm" svg:height="0.499cm" draw:transform="rotate (1.5707963267946) translate (0.25000000000204cm 4.49999999999985cm)" svg:viewBox="0 0 1000 500" draw:points="1000,1000 750,1000 625,500 500,1000 0,1000">
          <text:p/>
        </draw:polyline>
        <draw:polyline draw:style-name="gr2" draw:text-style-name="P1" draw:layer="layout" svg:width="0.999cm" svg:height="0.499cm" draw:transform="rotate (1.5707963267946) translate (0.250000000000407cm 4.49999999999985cm)" svg:viewBox="0 0 1000 500" draw:points="0,1000 125,500 250,1000 1000,1000">
          <text:p/>
        </draw:polyline>
        <draw:polyline draw:style-name="gr2" draw:text-style-name="P1" draw:layer="layout" svg:width="0.999cm" svg:height="0.499cm" draw:transform="rotate (1.5707963267946) translate (0.250000000001224cm 4.49999999999985cm)" svg:viewBox="0 0 1000 500" draw:points="0,1000 250,1000 375,500 500,1000 1000,1000">
          <text:p/>
        </draw:polyline>
        <draw:circle draw:style-name="gr4" draw:text-style-name="P1" draw:layer="layout" svg:width="0.063cm" svg:height="0.062cm" svg:x="1.357cm" svg:y="1.108cm">
          <text:p/>
        </draw:circle>
        <draw:rect draw:style-name="gr5" draw:text-style-name="P1" draw:layer="layout" svg:width="0.5cm" svg:height="1cm" svg:x="2.75cm" svg:y="1cm">
          <text:p/>
        </draw:rect>
        <draw:rect draw:style-name="gr1" draw:text-style-name="P1" draw:layer="layout" svg:width="0.5cm" svg:height="0.5cm" svg:x="2.25cm" svg:y="2.75cm">
          <text:p/>
        </draw:rect>
        <draw:rect draw:style-name="gr1" draw:text-style-name="P1" draw:layer="layout" svg:width="0.5cm" svg:height="0.5cm" svg:x="2.75cm" svg:y="2.25cm">
          <text:p/>
        </draw:rect>
        <draw:rect draw:style-name="gr1" draw:text-style-name="P1" draw:layer="layout" svg:width="0.5cm" svg:height="0.5cm" svg:x="2.75cm" svg:y="2.75cm">
          <text:p/>
        </draw:rect>
        <draw:rect draw:style-name="gr1" draw:text-style-name="P1" draw:layer="layout" svg:width="1cm" svg:height="0.5cm" svg:x="1cm" svg:y="2.75cm">
          <text:p/>
        </draw:rect>
        <draw:rect draw:style-name="gr1" draw:text-style-name="P1" draw:layer="layout" svg:width="0.25cm" svg:height="1cm" svg:x="3.75cm" svg:y="1cm">
          <text:p/>
        </draw:rect>
        <draw:rect draw:style-name="gr1" draw:text-style-name="P1" draw:layer="layout" svg:width="0.25cm" svg:height="1cm" svg:x="4cm" svg:y="1cm">
          <text:p/>
        </draw:rect>
        <draw:rect draw:style-name="gr1" draw:text-style-name="P1" draw:layer="layout" svg:width="0.25cm" svg:height="1cm" svg:x="4.25cm" svg:y="1cm">
          <text:p/>
        </draw:rect>
        <draw:rect draw:style-name="gr6" draw:text-style-name="P1" draw:layer="layout" svg:width="0.25cm" svg:height="0.5cm" svg:x="3.5cm" svg:y="2.25cm">
          <text:p/>
        </draw:rect>
        <draw:rect draw:style-name="gr6" draw:text-style-name="P1" draw:layer="layout" svg:width="0.25cm" svg:height="0.5cm" svg:x="3.75cm" svg:y="2.25cm">
          <text:p/>
        </draw:rect>
        <draw:rect draw:style-name="gr6" draw:text-style-name="P1" draw:layer="layout" svg:width="0.25cm" svg:height="0.5cm" svg:x="4cm" svg:y="2.25cm">
          <text:p/>
        </draw:rect>
        <draw:rect draw:style-name="gr6" draw:text-style-name="P1" draw:layer="layout" svg:width="0.25cm" svg:height="0.5cm" svg:x="4.25cm" svg:y="2.25cm">
          <text:p/>
        </draw:rect>
        <draw:rect draw:style-name="gr6" draw:text-style-name="P1" draw:layer="layout" svg:width="0.25cm" svg:height="0.5cm" svg:x="3.5cm" svg:y="2.75cm">
          <text:p/>
        </draw:rect>
        <draw:rect draw:style-name="gr6" draw:text-style-name="P1" draw:layer="layout" svg:width="0.25cm" svg:height="0.5cm" svg:x="3.75cm" svg:y="2.75cm">
          <text:p/>
        </draw:rect>
        <draw:rect draw:style-name="gr6" draw:text-style-name="P1" draw:layer="layout" svg:width="0.25cm" svg:height="0.5cm" svg:x="4cm" svg:y="2.75cm">
          <text:p/>
        </draw:rect>
        <draw:rect draw:style-name="gr6" draw:text-style-name="P1" draw:layer="layout" svg:width="0.25cm" svg:height="0.5cm" svg:x="4.25cm" svg:y="2.75cm">
          <text:p/>
        </draw:rect>
        <draw:rect draw:style-name="gr6" draw:text-style-name="P1" draw:layer="layout" svg:width="0.25cm" svg:height="0.25cm" svg:x="3.5cm" svg:y="3.5cm">
          <text:p/>
        </draw:rect>
        <draw:rect draw:style-name="gr6" draw:text-style-name="P1" draw:layer="layout" svg:width="0.25cm" svg:height="0.25cm" svg:x="3.75cm" svg:y="3.5cm">
          <text:p/>
        </draw:rect>
        <draw:rect draw:style-name="gr6" draw:text-style-name="P1" draw:layer="layout" svg:width="0.25cm" svg:height="0.25cm" svg:x="4cm" svg:y="3.5cm">
          <text:p/>
        </draw:rect>
        <draw:rect draw:style-name="gr6" draw:text-style-name="P1" draw:layer="layout" svg:width="0.25cm" svg:height="0.25cm" svg:x="4.25cm" svg:y="3.5cm">
          <text:p/>
        </draw:rect>
        <draw:rect draw:style-name="gr6" draw:text-style-name="P1" draw:layer="layout" svg:width="0.25cm" svg:height="0.25cm" svg:x="3.5cm" svg:y="3.75cm">
          <text:p/>
        </draw:rect>
        <draw:rect draw:style-name="gr6" draw:text-style-name="P1" draw:layer="layout" svg:width="0.25cm" svg:height="0.25cm" svg:x="3.75cm" svg:y="3.75cm">
          <text:p/>
        </draw:rect>
        <draw:rect draw:style-name="gr6" draw:text-style-name="P1" draw:layer="layout" svg:width="0.25cm" svg:height="0.25cm" svg:x="4cm" svg:y="3.75cm">
          <text:p/>
        </draw:rect>
        <draw:rect draw:style-name="gr6" draw:text-style-name="P1" draw:layer="layout" svg:width="0.25cm" svg:height="0.25cm" svg:x="4.25cm" svg:y="3.75cm">
          <text:p/>
        </draw:rect>
        <draw:rect draw:style-name="gr6" draw:text-style-name="P1" draw:layer="layout" svg:width="0.25cm" svg:height="0.25cm" svg:x="3.5cm" svg:y="4cm">
          <text:p/>
        </draw:rect>
        <draw:rect draw:style-name="gr6" draw:text-style-name="P1" draw:layer="layout" svg:width="0.25cm" svg:height="0.25cm" svg:x="3.75cm" svg:y="4cm">
          <text:p/>
        </draw:rect>
        <draw:rect draw:style-name="gr6" draw:text-style-name="P1" draw:layer="layout" svg:width="0.25cm" svg:height="0.25cm" svg:x="4cm" svg:y="4cm">
          <text:p/>
        </draw:rect>
        <draw:rect draw:style-name="gr6" draw:text-style-name="P1" draw:layer="layout" svg:width="0.25cm" svg:height="0.25cm" svg:x="4.25cm" svg:y="4cm">
          <text:p/>
        </draw:rect>
        <draw:rect draw:style-name="gr6" draw:text-style-name="P1" draw:layer="layout" svg:width="0.25cm" svg:height="0.25cm" svg:x="3.5cm" svg:y="4.25cm">
          <text:p/>
        </draw:rect>
        <draw:rect draw:style-name="gr6" draw:text-style-name="P1" draw:layer="layout" svg:width="0.25cm" svg:height="0.25cm" svg:x="3.75cm" svg:y="4.25cm">
          <text:p/>
        </draw:rect>
        <draw:rect draw:style-name="gr6" draw:text-style-name="P1" draw:layer="layout" svg:width="0.25cm" svg:height="0.25cm" svg:x="4cm" svg:y="4.25cm">
          <text:p/>
        </draw:rect>
        <draw:rect draw:style-name="gr6" draw:text-style-name="P1" draw:layer="layout" svg:width="0.25cm" svg:height="0.25cm" svg:x="4.25cm" svg:y="4.25cm">
          <text:p/>
        </draw:rect>
        <draw:rect draw:style-name="gr6" draw:text-style-name="P1" draw:layer="layout" svg:width="0.5cm" svg:height="0.25cm" svg:x="2.25cm" svg:y="3.5cm">
          <text:p/>
        </draw:rect>
        <draw:rect draw:style-name="gr6" draw:text-style-name="P1" draw:layer="layout" svg:width="0.5cm" svg:height="0.25cm" svg:x="2.75cm" svg:y="3.5cm">
          <text:p/>
        </draw:rect>
        <draw:rect draw:style-name="gr6" draw:text-style-name="P1" draw:layer="layout" svg:width="0.5cm" svg:height="0.25cm" svg:x="2.25cm" svg:y="3.75cm">
          <text:p/>
        </draw:rect>
        <draw:rect draw:style-name="gr6" draw:text-style-name="P1" draw:layer="layout" svg:width="0.5cm" svg:height="0.25cm" svg:x="2.75cm" svg:y="3.75cm">
          <text:p/>
        </draw:rect>
        <draw:rect draw:style-name="gr6" draw:text-style-name="P1" draw:layer="layout" svg:width="0.5cm" svg:height="0.25cm" svg:x="2.25cm" svg:y="4cm">
          <text:p/>
        </draw:rect>
        <draw:rect draw:style-name="gr6" draw:text-style-name="P1" draw:layer="layout" svg:width="0.5cm" svg:height="0.25cm" svg:x="2.75cm" svg:y="4cm">
          <text:p/>
        </draw:rect>
        <draw:rect draw:style-name="gr6" draw:text-style-name="P1" draw:layer="layout" svg:width="0.5cm" svg:height="0.25cm" svg:x="2.25cm" svg:y="4.25cm">
          <text:p/>
        </draw:rect>
        <draw:rect draw:style-name="gr6" draw:text-style-name="P1" draw:layer="layout" svg:width="0.5cm" svg:height="0.25cm" svg:x="2.75cm" svg:y="4.25cm">
          <text:p/>
        </draw:rect>
        <draw:rect draw:style-name="gr1" draw:text-style-name="P1" draw:layer="layout" svg:width="1cm" svg:height="0.25cm" svg:x="1cm" svg:y="3.5cm">
          <text:p/>
        </draw:rect>
        <draw:rect draw:style-name="gr1" draw:text-style-name="P1" draw:layer="layout" svg:width="1cm" svg:height="0.25cm" svg:x="1cm" svg:y="3.75cm">
          <text:p/>
        </draw:rect>
        <draw:rect draw:style-name="gr1" draw:text-style-name="P1" draw:layer="layout" svg:width="1cm" svg:height="0.25cm" svg:x="1cm" svg:y="4cm">
          <text:p/>
        </draw:rect>
        <draw:rect draw:style-name="gr1" draw:text-style-name="P1" draw:layer="layout" svg:width="1cm" svg:height="0.25cm" svg:x="1cm" svg:y="4.2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04cm" svg:stroke-color="#000000" draw:marker-start-width="0.37cm" draw:marker-start-center="false" draw:marker-end-width="0.37cm" draw:marker-end-center="false" draw:fill="none" draw:fill-color="#99cc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style-name="Standard" style:font-family-generic="swiss" style:font-pitch="variable" fo:font-size="10pt" fo:font-style="normal" fo:text-shadow="none" style:text-underline-style="none" fo:font-weight="normal" style:font-family-asian="'HG Gothic B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5cm" fo:page-height="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Stefan Zimmer</meta:initial-creator>
    <meta:creation-date>2006-04-05T08:13:21</meta:creation-date>
    <dc:creator>Dirk Pflüger</dc:creator>
    <dc:date>2009-01-13T12:25:42</dc:date>
    <dc:language>en-US</dc:language>
    <meta:editing-cycles>29</meta:editing-cycles>
    <meta:editing-duration>PT3H47M20S</meta:editing-duration>
    <meta:user-defined meta:name="Info 1"/>
    <meta:user-defined meta:name="Info 2"/>
    <meta:user-defined meta:name="Info 3"/>
    <meta:user-defined meta:name="Info 4"/>
    <meta:document-statistic meta:object-count="64"/>
  </office:meta>
</office:document-meta>
</file>

<file path=Basic/Standard/Default.xml><?xml version="1.0" encoding="utf-8"?>
<!DOCTYPE module  PUBLIC '-//OpenOffice.org//DTD OfficeDocument 1.0//EN'  'module.dtd'>
<script:module xmlns:script="http://openoffice.org/2000/script" script:name="Default" script:language="StarBasic">Option Explicit
Dim oDoc as Object, oPage as Object
Sub Main
  oDoc = thisComponent
  ModSimBuch.setDoc(oDoc)
  oPage = oDoc.drawPages(0)
  
' hier geht's los
'ModSimBuch.HexaederArray(3500, 750, 280)
'PolyLine(3, array(1000,1000, 2000,2000, 3000,1000))
'HAchseB (1000, 9000, 8500, _
'        3, _
'        array( 1000, 3000, 5000, 7000), _
'        array( "0", "1/2", "1", "3/2"), _
'        15, _
'        array( 1000, 1500, 2000, 2500, 3000, 3500, 4000, 4500, 5000, 5500, 6000, 6500, 7000, 7500, 8000, 8500))
'VAchseB (8500, 500, 1000, _
'        3, _
'        array( 8500, 6500, 4500, 2500), _
'        array( "0", "1/2", "1", "3/2"), _
'        15, _
'        array( 8500, 8000, 7500, 7000, 6500, 6000, 5500, 5000, 4500, 4000, 3500, 3000, 2500, 2000, 1500, 1000))
'Beschriftung(1000, 1000, "Ich bin schon *sehr* stolz")
'Beschriftung(1000, 1000, "Ich bin schon *sehr* stolz", "center", 9000, 0)
End Sub
</script:module>
</file>

<file path=Basic/Standard/Poly.xml><?xml version="1.0" encoding="utf-8"?>
<!DOCTYPE module  PUBLIC '-//OpenOffice.org//DTD OfficeDocument 1.0//EN'  'module.dtd'>
<script:module xmlns:script="http://openoffice.org/2000/script" script:name="Poly" script:language="StarBasic">REM  *****  BASIC  *****

Sub verteilung
  Dim oDoc as Object, oPage as Object, oBez as Object
  Dim oKoord as new com.sun.star.drawing.PolyPolygonBezierCoords
  Dim FN as long, FC as long
  FN = com.sun.star.drawing.PolygonFlags.NORMAL
  FC = com.sun.star.drawing.PolygonFlags.CONTROL
  oDoc = thisComponent
  oPage = oDoc.drawPages(0)
  oBez = oDoc.createInstance("com.sun.star.drawing.OpenBezierShape")
  oKoord.Coordinates = array(array(P(-4,0.5625),P(-3.833,0.5625),P(-3.667,0.5625),P(-3.5,0.5626),P(-3.333,0.5627),P(-3.167,0.5628),P(-3,0.5632),P(-2.833,0.5635),P(-2.667,0.5641),P(-2.5,0.5656),P(-2.333,0.5671),P(-2.167,0.5694),P(-2,0.5739),P(-1.833,0.5784),P(-1.667,0.5851),P(-1.5,0.5959),P(-1.333,0.6067),P(-1.167,0.6217),P(-1,0.6418),P(-0.9472,0.6482),P(-0.8944,0.6551),P(-0.8416,0.6625),P(-0.7277,0.6784),P(-0.6139,0.6967),P(-0.5,0.7168),P(-0.3333,0.7461),P(-0.1667,0.7793),P(0,0.8125),P(0.1667,0.8457),P(0.3333,0.8789),P(0.5,0.9082),P(0.6667,0.9376),P(0.8333,0.963),P(1,0.9832),P(1.167,1.003),P(1.333,1.018),P(1.5,1.029),P(1.667,1.04),P(1.833,1.047),P(2,1.051),P(2.167,1.056),P(2.333,1.058),P(2.5,1.059),P(2.667,1.061),P(2.833,1.061),P(3,1.062),P(3.167,1.062),P(3.333,1.062),P(3.5,1.062),P(3.667,1.062),P(3.833,1.062),P(4,1.062)))
  oKoord.Flags = array(array(FN,FC,FC,FN,FC,FC,FN,FC,FC,FN,FC,FC,FN,FC,FC,FN,FC,FC,FN,FC,FC,FN,FC,FC,FN,FC,FC,FN,FC,FC,FN,FC,FC,FN,FC,FC,FN,FC,FC,FN,FC,FC,FN,FC,FC,FN,FC,FC,FN,FC,FC,FN))
  oBez.name = "verteilung"
  oBez.LineWidth = 10
  oPage.add(oBez)
  oBez.PolyPolygonBezier = oKoord
  oBez = oDoc.createInstance("com.sun.star.drawing.OpenBezierShape")
  oKoord.Coordinates = array(array(P(-4,0),P(-4,4.461e-05),P(-4,8.922e-05),P(-4,0.0001338),P(-3.833,0.000223),P(-3.667,0.0003636),P(-3.5,0.0008727),P(-3.333,0.001382),P(-3.167,0.002216),P(-3,0.004432),P(-2.833,0.006648),P(-2.667,0.01022),P(-2.5,0.01753),P(-2.333,0.02483),P(-2.167,0.03599),P(-2,0.05399),P(-1.833,0.07199),P(-1.667,0.09714),P(-1.5,0.1295),P(-1.333,0.1619),P(-1.167,0.2016),P(-1,0.242),P(-0.9472,0.2547),P(-0.8944,0.2675),P(-0.8416,0.28),P(-0.8416,0.1866),P(-0.8416,0.09332),P(-0.8416,0)))
  oKoord.Flags = array(array(FN,FC,FC,FN,FC,FC,FN,FC,FC,FN,FC,FC,FN,FC,FC,FN,FC,FC,FN,FC,FC,FN,FC,FC,FN,FC,FC,FN))
  oBez.name = "abschnitt"
  oBez.LineWidth = 10
  oPage.add(oBez)
  oBez.PolyPolygonBezier = oKoord
  oBez = oDoc.createInstance("com.sun.star.drawing.OpenBezierShape")
  oKoord.Coordinates = array(array(P(-4,0.0001338),P(-3.833,0.000223),P(-3.667,0.0003636),P(-3.5,0.0008727),P(-3.333,0.001382),P(-3.167,0.002216),P(-3,0.004432),P(-2.833,0.006648),P(-2.667,0.01022),P(-2.5,0.01753),P(-2.333,0.02483),P(-2.167,0.03599),P(-2,0.05399),P(-1.833,0.07199),P(-1.667,0.09714),P(-1.5,0.1295),P(-1.333,0.1619),P(-1.167,0.2016),P(-1,0.242),P(-0.9472,0.2547),P(-0.8944,0.2675),P(-0.8416,0.28),P(-0.7277,0.3068),P(-0.6139,0.332),P(-0.5,0.3521),P(-0.3333,0.3814),P(-0.1667,0.3989),P(0,0.3989),P(0.1667,0.3989),P(0.3333,0.3814),P(0.5,0.3521),P(0.6667,0.3227),P(0.8333,0.2823),P(1,0.242),P(1.167,0.2016),P(1.333,0.1619),P(1.5,0.1295),P(1.667,0.09714),P(1.833,0.07199),P(2,0.05399),P(2.167,0.03599),P(2.333,0.02483),P(2.5,0.01753),P(2.667,0.01022),P(2.833,0.006648),P(3,0.004432),P(3.167,0.002216),P(3.333,0.001382),P(3.5,0.0008727),P(3.667,0.0003636),P(3.833,0.000223),P(4,0.0001338)))
  oKoord.Flags = array(array(FN,FC,FC,FN,FC,FC,FN,FC,FC,FN,FC,FC,FN,FC,FC,FN,FC,FC,FN,FC,FC,FN,FC,FC,FN,FC,FC,FN,FC,FC,FN,FC,FC,FN,FC,FC,FN,FC,FC,FN,FC,FC,FN,FC,FC,FN,FC,FC,FN,FC,FC,FN))
  oBez.name = "dichte"
  oBez.LineWidth = 10
  oPage.add(oBez)
  oBez.PolyPolygonBezier = oKoord
End Sub


Sub Linie
  Dim oDoc as Object, oPage as Object, oPoly as Object
  Dim oPunktel
  oDoc = thisComponent
  oPage = oDoc.drawPages(0)
  oPoly = oDoc.createInstance("com.sun.star.drawing.PolyLineShape")
  oPunktel = array(erzeugePunkt(-.8416212336,0),_
                   erzeugePunkt(-.8416212336,0.2),_
                   erzeugePunkt(0,0.2))
   oPoly.name = "Polygon01"
   oPoly.LineWidth = 10
   oPage.add(oPoly)
   oPoly.PolyPolygon = array(oPunktel())
End Sub


Function P(ByVal x as Double, ByVal y as Double) as com.sun.star.awt.Point
  Dim oPunkt as new com.sun.star.awt.Point
  oPunkt.X = x*1000+5000
  oPunkt.Y = 9500-y*8000
  P = oPunkt
End Function

Sub Macro1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oly"/>
  <library:element library:name="Defaul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